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e148" officeooo:paragraph-rsid="0012e148"/>
    </style:style>
    <style:style style:name="P2" style:family="paragraph" style:parent-style-name="Standard">
      <style:paragraph-properties fo:text-align="center" style:justify-single-word="false"/>
      <style:text-properties fo:font-size="15pt" officeooo:rsid="0012e148" officeooo:paragraph-rsid="0012e148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e148" officeooo:paragraph-rsid="0012e14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81af" officeooo:paragraph-rsid="001381a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e148" officeooo:paragraph-rsid="0012e14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68eb" officeooo:paragraph-rsid="001468e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baee" officeooo:paragraph-rsid="0014bae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officeooo:rsid="0012e148" officeooo:paragraph-rsid="0012e14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2e148" officeooo:paragraph-rsid="0012e14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2e148" officeooo:paragraph-rsid="001381a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4baee" officeooo:paragraph-rsid="0014bae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fo:font-size="15pt" fo:font-weight="bold" officeooo:rsid="0012e148" officeooo:paragraph-rsid="0012e148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12e148" officeooo:paragraph-rsid="0012e14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1pt" fo:font-weight="bold" officeooo:rsid="001381af" officeooo:paragraph-rsid="001381af" style:font-size-asian="11pt" style:font-weight-asian="bold" style:font-size-complex="11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12e148" officeooo:paragraph-rsid="0012e14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c4f1" officeooo:paragraph-rsid="0018c4f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18c4f1" officeooo:paragraph-rsid="0018c4f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8c4f1" officeooo:paragraph-rsid="0018c4f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a0a1c" officeooo:paragraph-rsid="001a0a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8c4f1" officeooo:paragraph-rsid="0018c4f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a0a1c" officeooo:paragraph-rsid="001a0a1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8c4f1" officeooo:paragraph-rsid="001a0a1c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8c4f1" officeooo:paragraph-rsid="0018c4f1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1381a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68e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A study</text:span> </text:p>
      <text:p text:style-name="P12">Roadmap</text:p>
      <text:p text:style-name="P13">________________________________________________</text:p>
      <text:p text:style-name="P14">Por: Leonardo Cunha Melo</text:p>
      <text:p text:style-name="P14"/>
      <text:p text:style-name="P2"/>
      <text:p text:style-name="P9">Testing Approaches</text:p>
      <text:list xml:id="list2575068570" text:style-name="L1">
        <text:list-item>
          <text:p text:style-name="P15">White Box Testing</text:p>
        </text:list-item>
        <text:list-item>
          <text:p text:style-name="P15">Gray Box Testing</text:p>
        </text:list-item>
        <text:list-item>
          <text:p text:style-name="P15">Black box Testing</text:p>
        </text:list-item>
      </text:list>
      <text:p text:style-name="P5"/>
      <text:p text:style-name="P9">White <text:span text:style-name="T2">B</text:span>ox Testing</text:p>
      <text:p text:style-name="P8"/>
      <text:p text:style-name="P3">Tem como objetivo a analise interna do Software desenvolvido, isto é, analisar e testar a codificação do Software, por isso também é chamada de Caixa Clara, pois é como se fosse uma caixa transparente que consiguimos ver por dentro.</text:p>
      <text:p text:style-name="P3"/>
      <text:p text:style-name="P3">Os testadores precisarão ter total acesso ao código fonte par aque garantam que não só o código esteja funcionando corretamente quanto devem verificar que se está de acordo com as normas da programação.</text:p>
      <text:p text:style-name="P3"/>
      <text:p text:style-name="P3">O QA responsável por esse tipo de teste deverá ser um QA com experiência em programação, para que possa avaliar o código minunciosamente.</text:p>
      <text:p text:style-name="P3"/>
      <text:p text:style-name="P3">O White Box Testing possui uma abordagem extremamente detalhada do teste de software que ajuda a identificar os possíveis erros dentro do programa, diferente do Black Box Testing que visa testar com a visão do usuário final.</text:p>
      <text:p text:style-name="P3"/>
      <text:p text:style-name="P3">Analisar o código fonte, criar casos de testes a ser utilizado, executar todos os casos de testes, avaliar o resultados esperados de acordo com o caso de teste, passar o código por um refinamento corrigindo todos os bugs encontrados de acordo com os CT’s e criação de uma documentaação com tudo o que foi feito é essencial para um White Box Testing bem sucedido</text:p>
      <text:p text:style-name="P3"/>
      <text:p text:style-name="P4">Claro que ainda sim existem algumas estrátegias que são adotadas visando um melhor refinamento do código fonte, estes são:</text:p>
      <text:p text:style-name="P4"/>
      <text:p text:style-name="P4"><text:span text:style-name="T3">Teste de condição: </text:span>Visa testar todas operações lógicas que existem no código, isso é, todos os IF-ELSE e SWITCH-CASE, avaliando se todos funcionam e não existe nenhum apenas sobrecarregando a aplicação.</text:p>
      <text:p text:style-name="P4"/>
      <text:p text:style-name="P4"><text:span text:style-name="T3">Teste de Loop:</text:span> Aqui é visando testar todas as estruturas de Loop do código, como While e For. É do conhecimento de muitos que estruturas de repetição não são comumente recomendadas em aplicações sérias, pois a chance de erro e bug é alta. Entretanto, é sempre bom ter em mente testar quando aparecer! </text:p>
      <text:p text:style-name="P4"/>
      <text:p text:style-name="P4"><text:span text:style-name="T3">Cobertura do código: </text:span>Testar cada linha do código, garantindo que tudo funciona perfeitamente.</text:p>
      <text:p text:style-name="P4"/>
      <text:p text:style-name="P4"><text:span text:style-name="T3">Fluxo de dados:</text:span> Analisar como os dados estão sendo manipulados dentro do código, verificando todas as variáveis, se estão sendo utilizadas corretamente.</text:p>
      <text:p text:style-name="P4"/>
      <text:p text:style-name="P4"><text:soft-page-break/><text:span text:style-name="T3">API:</text:span> Caso estejam utilizando API, é interessante testar a conexão da API com a interface da aplicação e verificar se tudo esta se conectando perfeitamente.</text:p>
      <text:p text:style-name="P4"/>
      <text:p text:style-name="P4">Relatório: Ao final de tudo, é extremamente importante desenvolver um relatório completo e detalhado sobre tudo o que foi feito, citando principalmente o caso de teste, o resultado esperado e o que foi feito, bugs que foram encontrados, no que foi mexido, documente TUDO o que foi feito na aplicação. Lembrem-se, é de uma responsabilidade muito grande um QA mexer com o código fonte da equipe de desenvolvimento. Caso você não tenha permissão para alterar nada, apenas teste, documente, encontre os bugs e os documente, para que a equipe de Desenvolvimento possa exterminá-los!</text:p>
      <text:p text:style-name="P4"/>
      <text:p text:style-name="P4">O objetivo da equipe de QA é esse, encontrar os bugs, somos contratados para encontrar os insetos e encontrar métodos de evitá-los! É quase como os caça-fantasmas hahaha!</text:p>
      <text:p text:style-name="P4"/>
      <text:p text:style-name="P10"><text:span text:style-name="T4">Black</text:span> <text:span text:style-name="T2">B</text:span>ox Testing</text:p>
      <text:p text:style-name="P10"/>
      <text:p text:style-name="P6">O teste de caixa preta é comumente conhecido como o mais simples dos testes, o nome caixa preta significa que você não consegue ver o que tem dentro da caixa, se trata de um teste de interface com o pensamento do usuário final. Para esse teste, não se torna necessário um conhecimento profundo em programação, já que seu objetivo será testar todas as funcionalidades da interface e verificar se tudo esta ocorrendo bem.</text:p>
      <text:p text:style-name="P6"/>
      <text:p text:style-name="P6">Como em todos os outros tipos de testes, é extremamente importante a crição de casos de testes antes de iniciar.</text:p>
      <text:p text:style-name="P6"/>
      <text:p text:style-name="P6">Casos de testes, relatórios, resultados esperados e documentação são fundamentais para deixar avisado tudo o que foi feito pela equipe de QA, tanto para os outros membros da equipe quanto para os membros das outras equipes da T.I.</text:p>
      <text:p text:style-name="P6"/>
      <text:p text:style-name="P7">Apesar do Black Box Testing não utilizar programação, ele exige de algo bem importante, modelar algo que atenda os requisitos, ou seja, modelar os testes corretamente. Durante a criação dos casos de testes, caso você falhe nisso, os testes também irão falhar. Logo, sempre considero que isso é responsabilidade de alguém experiente na equipe, como um Senior.</text:p>
      <text:p text:style-name="P7"/>
      <text:p text:style-name="P7">No mundo ideal haveria uma pessoa especificando, outra escreve os códigos e uma terceira criando os testes que garantem que tudo está correto, mas se essa terceira fizer burocraticamente partindo do trabalho da primeira, pouca vantagem tem. E seria bom ter uma que questiona o trabalho de todos, assim é mais fácil achar erros, mas sai caro. Na prática isto raramente acontece e diminui seu valor.</text:p>
      <text:p text:style-name="P7"/>
      <text:p text:style-name="P11">Gray Box Testing</text:p>
      <text:p text:style-name="P7"/>
      <text:p text:style-name="P7">Esse teste é simples de entender, a caixa não é escura o suficiente para não enxergar o que tem dentro, ou seja, o teste de caixa cinza é uma mistura do Black Box e White Box.</text:p>
      <text:p text:style-name="P7"/>
      <text:p text:style-name="P7">O White é como levar o carro no mecânico para encontrar o erro.</text:p>
      <text:p text:style-name="P7">O Black é como se você ligasse o carro para encontrar o erro.</text:p>
      <text:p text:style-name="P7">O Gray é como se você ligasse o carro enquanto o mecânico estivesse olhando.</text:p>
      <text:p text:style-name="P7"/>
      <text:p text:style-name="P7">Ele é excelente para testes de API, que você precisará analisar a codificação da API juntamente com seu resultado esperado na interface. Questões de casos de Testes funcionam perfeitamente iguais ao Black e White, já que o Gray é apenas uma mistura de ambos!</text:p>
      <text:p text:style-name="P6"/>
      <text:p text:style-name="P11"><text:soft-page-break/>Testing Types</text:p>
      <text:list xml:id="list1866334896" text:style-name="L2">
        <text:list-item>
          <text:p text:style-name="P17">Testes funcionais</text:p>
          <text:list>
            <text:list-item>
              <text:p text:style-name="P17">UAT</text:p>
            </text:list-item>
            <text:list-item>
              <text:p text:style-name="P17">Exploratory Testing </text:p>
            </text:list-item>
            <text:list-item>
              <text:p text:style-name="P17">Sanity testing</text:p>
            </text:list-item>
            <text:list-item>
              <text:p text:style-name="P17">Regression Testing</text:p>
            </text:list-item>
            <text:list-item>
              <text:p text:style-name="P17">Smoke Testing</text:p>
            </text:list-item>
            <text:list-item>
              <text:p text:style-name="P17">Unit Testing</text:p>
            </text:list-item>
            <text:list-item>
              <text:p text:style-name="P17">Integration Testing</text:p>
            </text:list-item>
          </text:list>
        </text:list-item>
        <text:list-item>
          <text:p text:style-name="P17">Testes não funcionais</text:p>
          <text:list>
            <text:list-item>
              <text:p text:style-name="P17">Load Testing</text:p>
            </text:list-item>
            <text:list-item>
              <text:p text:style-name="P17">Perfomance Testing</text:p>
            </text:list-item>
            <text:list-item>
              <text:p text:style-name="P17">Stress Testing</text:p>
            </text:list-item>
            <text:list-item>
              <text:p text:style-name="P17">Security Testing</text:p>
            </text:list-item>
          </text:list>
        </text:list-item>
      </text:list>
      <text:p text:style-name="P16"/>
      <text:p text:style-name="P23">Testes funcionais</text:p>
      <text:p text:style-name="P23"/>
      <text:p text:style-name="P18">Os testes funcionais, diferentes dos não funcionais, não visam a perfomance, qualidade ou segurança da aplicação, ou seja, não mede a velocidade, confiabilidade e escalabilidade, ela visa basicamente o seu bom funcionamento.</text:p>
      <text:p text:style-name="P18"/>
      <text:p text:style-name="P18">Os testes funcionais são quase sinônimos para o Black Box Testing, por outro lado, os White Box Testing são mais comumente utilizados em testes não funcionais.</text:p>
      <text:p text:style-name="P18"/>
      <text:p text:style-name="P18">Dentro dos testes funcionais, nós temos alguns testes específicos, vamos falar sobre alguns deles e onde são melhor aplicados:</text:p>
      <text:p text:style-name="P18"/>
      <text:p text:style-name="P20">UAT (User Accept Testing)</text:p>
      <text:p text:style-name="P18"/>
      <text:p text:style-name="P18">Como o próprio nome diz, esse teste se trata basicamente da avaliação do usuário final ao software desenvolvido. Esse teste é utilizado nas fases Alpha e Beta do desenvolvimento, fases estas que uma versão ainda em beta da aplicação é desponibilizados para uma quantidade X de pessoas. É famosa por ser a última fase de um projeto.</text:p>
      <text:p text:style-name="P18"/>
      <text:p text:style-name="P19">O UAT é normalmente feito após o Unit Testing, Integration Testing e System Testing. O seu objetivo é identificar possíveis erros que os usuários finais podem encontrar no sistema, é um teste para realmente verificar a qualidade da aplicação a ser desenvolvida e quase que “garantir” uma qualidade elevada.</text:p>
      <text:p text:style-name="P19"/>
      <text:p text:style-name="P19">Vai por mim, os usuários finais SEMPRE vão encontrar Bugs hahahaha</text:p>
      <text:p text:style-name="P21"/>
      <text:p text:style-name="P22">Exploratory Testing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00:09:49.891998398</meta:creation-date>
    <dc:date>2024-12-27T22:13:02.485098116</dc:date>
    <meta:editing-duration>PT26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7" meta:word-count="1128" meta:character-count="6798" meta:non-whitespace-character-count="5740"/>
  </office:meta>
</office:document-meta>
</file>